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90287CCB32DBC55563.png" manifest:media-type="image/png"/>
  <manifest:file-entry manifest:full-path="Pictures/10000000000001F4000001F45BED04D3D70BB8C6.jpg" manifest:media-type="image/jpeg"/>
  <manifest:file-entry manifest:full-path="Pictures/10000201000000780000002A4F104E334CD54705.png" manifest:media-type="image/png"/>
  <manifest:file-entry manifest:full-path="Pictures/100058B300000C67000004571A4381D9DA765A28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20pt" officeooo:paragraph-rsid="00253e23" style:font-size-asian="20pt" style:font-size-complex="20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2af5b7" officeooo:paragraph-rsid="002af5b7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c2d28" officeooo:paragraph-rsid="002c2d28" style:font-size-asian="12.25pt" style:font-size-complex="14pt"/>
    </style:style>
    <style:style style:name="P6" style:family="paragraph" style:parent-style-name="Text_20_body">
      <style:text-properties fo:font-size="16pt" officeooo:rsid="002c2d28" officeooo:paragraph-rsid="002c2d28" style:font-size-asian="16pt" style:font-size-complex="16pt"/>
    </style:style>
    <style:style style:name="P7" style:family="paragraph" style:parent-style-name="Title">
      <style:text-properties fo:font-size="20pt" officeooo:rsid="003115a7" officeooo:paragraph-rsid="003115a7" style:font-size-asian="20pt" style:font-size-complex="20pt"/>
    </style:style>
    <style:style style:name="P8" style:family="paragraph" style:parent-style-name="Title" style:master-page-name="First_20_Page">
      <style:paragraph-properties style:page-number="auto"/>
      <style:text-properties fo:font-size="16pt" officeooo:rsid="002c2d28" officeooo:paragraph-rsid="002c2d28" style:font-size-asian="16pt" style:font-size-complex="16pt"/>
    </style:style>
    <style:style style:name="P9" style:family="paragraph" style:parent-style-name="Title">
      <style:text-properties officeooo:rsid="003449b4" officeooo:paragraph-rsid="003449b4"/>
    </style:style>
    <style:style style:name="T1" style:family="text">
      <style:text-properties officeooo:rsid="002ad751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8.807cm" svg:y="26.554cm" svg:width="3.387cm" svg:height="1.185cm" draw:z-index="0">
        <draw:image xlink:href="Pictures/100058B300000C67000004571A4381D9DA765A28.svg" xlink:type="simple" xlink:show="embed" xlink:actuate="onLoad"/>
        <draw:image xlink:href="Pictures/10000201000000780000002A4F104E334CD54705.png" xlink:type="simple" xlink:show="embed" xlink:actuate="onLoad"/>
      </draw:frame>
      <text:p text:style-name="P8">Erster Zyklus</text:p>
      <text:p text:style-name="P6"/>
      <text:p text:style-name="P9"><draw:frame draw:style-name="fr2" draw:name="Image11" text:anchor-type="paragraph" svg:x="2.124cm" svg:y="2.898cm" svg:width="13.229cm" svg:height="13.229cm" draw:z-index="1"><draw:image xlink:href="Pictures/10000000000001F4000001F45BED04D3D70BB8C6.jpg" xlink:type="simple" xlink:show="embed" xlink:actuate="onLoad"/></draw:frame>Programmieren ist einfach</text:p>
      <text:p text:style-name="P9"><text:span text:style-name="T2">mit</text:span></text:p>
      <text:p text:style-name="P7"><draw:frame draw:style-name="fr2" draw:name="Image1" text:anchor-type="paragraph" svg:x="0.159cm" svg:y="2.633cm" svg:width="10.957cm" svg:height="6.847cm" draw:z-index="2"><draw:image xlink:href="Pictures/100002010000028000000190287CCB32DBC55563.png" xlink:type="simple" xlink:show="embed" xlink:actuate="onLoad"/></draw:frame>Arbeitsblätter</text:p>
      <text:p text:style-name="P3"/>
      <text:p text:style-name="P5">Basil Stotz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ad7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ine Einführung in die Welt der Roboter mit Thymio <text:s text:c="59"/></text:span>1. Zyklus</text:p>
      </style:header>
      <style:footer>
        <text:p text:style-name="MP2">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17:31.167173171</meta:creation-date>
    <dc:date>2018-07-28T10:33:49.222393401</dc:date>
    <meta:editing-duration>PT2H40M13S</meta:editing-duration>
    <meta:editing-cycles>27</meta:editing-cycles>
    <meta:generator>LibreOffice/5.2.6.2$Linux_x86 LibreOffice_project/a3100ed2409ebf1c212f5048fbe377c281438fdc</meta:generator>
    <meta:document-statistic meta:table-count="0" meta:image-count="3" meta:object-count="0" meta:page-count="1" meta:paragraph-count="7" meta:word-count="21" meta:character-count="188" meta:non-whitespace-character-count="115"/>
  </office:meta>
</office:document-meta>
</file>